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osisExtraLight-Regular" svg:font-family="DosisExtraLight-Regular"/>
    <style:font-face style:name="Menlo-Regular" svg:font-family="Menlo-Regular"/>
    <style:font-face style:name="Arial-BoldMT" svg:font-family="Arial-BoldMT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561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3.443cm"/>
    </style:style>
    <style:style style:name="co6" style:family="table-column">
      <style:table-column-properties fo:break-before="auto" style:column-width="4.073cm"/>
    </style:style>
    <style:style style:name="co7" style:family="table-column">
      <style:table-column-properties fo:break-before="auto" style:column-width="3.2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Arial" fo:font-size="10pt" fo:language="en" fo:country="US" style:font-name-asian="DosisExtraLight-Regular" style:font-size-asian="10pt" style:language-asian="en" style:country-asian="US" style:font-name-complex="DosisExtraLight-Regular" style:font-size-complex="10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b1f22" style:font-name="Arial" fo:font-size="10pt" style:font-name-asian="Menlo-Regular" style:font-size-asian="10pt" style:font-name-complex="Menlo-Regular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4044" style:font-name="Arial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Arial" fo:font-size="10pt" style:font-name-asian="Arial Unicode MS" style:font-size-asian="10pt" style:font-name-complex="Arial Unicode MS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0pt" fo:language="en" fo:country="US" fo:font-weight="normal" style:font-name-asian="Arial-BoldMT" style:font-size-asian="10pt" style:language-asian="en" style:country-asian="US" style:font-weight-asian="normal" style:font-name-complex="Arial-BoldMT" style:font-size-complex="10pt" style:language-complex="en" style:country-complex="US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style:font-name-asian="ArialMT" style:font-name-complex="ArialM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name-asian="Arial Unicode MS" style:font-name-complex="Arial Unicode MS"/>
    </style:style>
    <style:style style:name="T2" style:family="text">
      <style:text-properties fo:color="#262626" style:text-outline="false" style:font-name="Arial" fo:font-size="10pt" fo:letter-spacing="normal" style:letter-kerning="false" style:font-name-asian="DosisExtraLight-Regular" style:font-size-asian="10pt" style:font-name-complex="DosisExtraLight-Regular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URL</text:p>
          </table:table-cell>
          <table:table-cell office:value-type="string">
            <text:p>Nama TV</text:p>
          </table:table-cell>
          <table:table-cell office:value-type="string">
            <text:p>Status</text:p>
          </table:table-cell>
          <table:table-cell/>
          <table:table-cell office:value-type="string">
            <text:p>URL</text:p>
          </table:table-cell>
          <table:table-cell office:value-type="string">
            <text:p>Nama TV</text:p>
          </table:table-cell>
          <table:table-cell office:value-type="string">
            <text:p>Status</text:p>
          </table:table-cell>
          <table:table-cell/>
          <table:table-cell table:style-name="ce1" office:value-type="string">
            <text:p>URL</text:p>
          </table:table-cell>
          <table:table-cell table:style-name="ce1" office:value-type="string">
            <text:p>Nama TV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/>
          <table:table-cell office:value-type="string">
            <text:p>rtp:<text:a xlink:href="mailto://@239.1.1.1">//@239.1.1.1</text:a>:7980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1.1">//@239.1.1.1</text:a></text:span><text:span text:style-name="T1">:7980</text:span>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1">//@239.1.3.1</text:a>:79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//@239.1.1.3:7992</text:p>
          </table:table-cell>
          <table:table-cell office:value-type="string">
            <text:p>Leje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3">//@239.1.2.3</text:a>:7992</text:p>
          </table:table-cell>
          <table:table-cell office:value-type="string">
            <text:p>Lejel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">//@239.1.3</text:a></text:span><text:span text:style-name="T1">.3:7992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">//@239.1.1.5</text:a>:800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5">//@239.1.2.5</text:a>:8004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5">//@239.1.3.5</text:a></text:span><text:span text:style-name="T1">:8004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7">//@239.1.1.7</text:a></text:span><text:span text:style-name="T1">:8016</text:span></text:p>
          </table:table-cell>
          <table:table-cell office:value-type="string">
            <text:p>Dunia Anak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">//@239.1.2.7</text:a>:8016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7">//@239.1.3.7</text:a></text:span><text:span text:style-name="T1">:8016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9">//@239.1.1.9</text:a></text:span><text:span text:style-name="T1">:8028</text:span></text:p>
          </table:table-cell>
          <table:table-cell table:style-name="ce6" office:value-type="string">
            <text:p>Comedy Centra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">//@239.1.2.9</text:a>:8028</text:p>
          </table:table-cell>
          <table:table-cell/>
          <table:table-cell office:value-type="string">
            <text:p>N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1.9">//@239.1.1.9</text:a></text:span><text:span text:style-name="T1">:8028</text:span></text:p>
          </table:table-cell>
          <table:table-cell table:style-name="ce6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//@239.1.1.11:804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1">//@239.1.2.11</text:a>:8040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11">//@239.1.3.11</text:a></text:span><text:span text:style-name="T1">:8040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//@239.1.1.13:805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">//@239.1.2.13</text:a>:8052</text:p>
          </table:table-cell>
          <table:table-cell/>
          <table:table-cell office:value-type="string">
            <text:p>N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13">//@239.1.3.13</text:a></text:span><text:span text:style-name="T1">:8052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table:style-name="ce3" office:value-type="string">
            <text:p>rtp://@239.1.1.15:8064</text:p>
          </table:table-cell>
          <table:table-cell office:value-type="string">
            <text:p>AN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">//@239.1.2.15</text:a>:8064</text:p>
          </table:table-cell>
          <table:table-cell/>
          <table:table-cell office:value-type="string">
            <text:p>Nothing</text:p>
          </table:table-cell>
          <table:table-cell/>
          <table:table-cell table:style-name="ce12" office:value-type="string">
            <text:p><text:span text:style-name="T1">rtp:</text:span><text:span text:style-name="T1"><text:a xlink:href="mailto://@239.1.3.15">//@239.1.3.15</text:a></text:span><text:span text:style-name="T1">:8064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">//@239.1.1.17</text:a>:8076</text:p>
          </table:table-cell>
          <table:table-cell office:value-type="string">
            <text:p>INDOSIAR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7">//@239.1.2.17</text:a>:8076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17">//@239.1.3.17</text:a></text:span><text:span text:style-name="T1">:8076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">//@239.1.1.19</text:a>:8088</text:p>
          </table:table-cell>
          <table:table-cell office:value-type="string">
            <text:p>METRO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">//@239.1.2.19</text:a>:8088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19">//@239.1.3.19</text:a></text:span><text:span text:style-name="T1">:8088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">//@239.1.1.21</text:a>:8100</text:p>
          </table:table-cell>
          <table:table-cell office:value-type="string">
            <text:p>SC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1">//@239.1.2.21</text:a>:8100</text:p>
          </table:table-cell>
          <table:table-cell office:value-type="string">
            <text:p>SCTV HD</text:p>
          </table:table-cell>
          <table:table-cell office:value-type="string">
            <text:p>NOK</text:p>
          </table:table-cell>
          <table:table-cell/>
          <table:table-cell table:style-name="ce1" office:value-type="string">
            <text:p>rtp:<text:a xlink:href="mailto://@239.1.3.21">//@239.1.3.21</text:a>:810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">//@239.1.1.23</text:a>:8112</text:p>
          </table:table-cell>
          <table:table-cell/>
          <table:table-cell office:value-type="string">
            <text:p>N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23">//@239.1.2.23</text:a></text:span><text:span text:style-name="T1">:8112</text:span></text:p>
          </table:table-cell>
          <table:table-cell office:value-type="string">
            <text:p>CNA HD</text:p>
          </table:table-cell>
          <table:table-cell office:value-type="string">
            <text:p>OK</text:p>
          </table:table-cell>
          <table:table-cell/>
          <table:table-cell table:style-name="ce1" office:value-type="string">
            <text:p>rtp:<text:a xlink:href="mailto://@239.1.3.23">//@239.1.3.23</text:a>:811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5">//@239.1.1.25</text:a>:812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5">//@239.1.2.25</text:a>:812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25">//@239.1.3.25</text:a>:812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7">//@239.1.1.27</text:a>:8136</text:p>
          </table:table-cell>
          <table:table-cell office:value-type="string">
            <text:p>TRANS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7">//@239.1.2.27</text:a>:813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27">//@239.1.3.27</text:a>:813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9">//@239.1.1.29</text:a>:8148</text:p>
          </table:table-cell>
          <table:table-cell office:value-type="string">
            <text:p>TRANS 7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29">//@239.1.2.29</text:a></text:span><text:span text:style-name="T1">:8148</text:span>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29">//@239.1.3.29</text:a>:814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31">//@239.1.1.31</text:a>:8160</text:p>
          </table:table-cell>
          <table:table-cell office:value-type="string">
            <text:p>TV ONE</text:p>
          </table:table-cell>
          <table:table-cell office:value-type="string">
            <text:p>OK</text:p>
          </table:table-cell>
          <table:table-cell/>
          <table:table-cell table:style-name="ce11" office:value-type="string">
            <text:p>rtp:<text:a xlink:href="mailto://@239.1.2.31">//@239.1.2.31</text:a>:8160</text:p>
          </table:table-cell>
          <table:table-cell office:value-type="string">
            <text:p>TV ONE HD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3.31">//@239.1.3.31</text:a></text:span><text:span text:style-name="T1">:8160</text:span>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33">//@239.1.1.33</text:a>:817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33">//@239.1.2.33</text:a>:8172</text:p>
          </table:table-cell>
          <table:table-cell office:value-type="string">
            <text:p>Australian Plus HD</text:p>
          </table:table-cell>
          <table:table-cell office:value-type="string">
            <text:p>OK</text:p>
          </table:table-cell>
          <table:table-cell/>
          <table:table-cell table:style-name="ce1" office:value-type="string">
            <text:p>rtp:<text:a xlink:href="mailto://@239.1.3.33">//@239.1.3.33</text:a>:817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35">//@239.1.1.35</text:a>:818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35">//@239.1.2.35</text:a>:818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35">//@239.1.3.35</text:a>:818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37">//@239.1.1.37</text:a>:8196</text:p>
          </table:table-cell>
          <table:table-cell office:value-type="string">
            <text:p>TVRI</text:p>
          </table:table-cell>
          <table:table-cell office:value-type="string">
            <text:p>OK</text:p>
          </table:table-cell>
          <table:table-cell/>
          <table:table-cell office:value-type="string">
            <text:p><text:s/>rtp:<text:a xlink:href="mailto://@239.1.2.37">//@239.1.2.37</text:a>:819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37">//@239.1.3.37</text:a>:819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39">//@239.1.1.39</text:a>:8208</text:p>
          </table:table-cell>
          <table:table-cell office:value-type="string">
            <text:p>TV EDUKASI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39">//@239.1.2.39</text:a>:820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39">//@239.1.3.39</text:a>:820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41">//@239.1.1.41</text:a>:822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1">//@239.1.2.41</text:a>:822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41">//@239.1.3.41</text:a>:822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43">//@239.1.1.43</text:a>:823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3">//@239.1.2.43</text:a>:823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43">//@239.1.3.43</text:a>:823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45">//@239.1.1.45</text:a>:824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5">//@239.1.2.45</text:a>:824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45">//@239.1.3.45</text:a>:824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47">//@239.1.1.47</text:a>:825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7">//@239.1.2.47</text:a>:825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47">//@239.1.3.47</text:a>:825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49">//@239.1.1.49</text:a>:826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9">//@239.1.2.49</text:a>:826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49">//@239.1.3.49</text:a>:826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1">//@239.1.1.51</text:a>:828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51">//@239.1.2.51</text:a>:828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3.51">//@239.1.3.51</text:a>:82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3">//@239.1.1.53</text:a>:829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53">//@239.1.2.53</text:a>:829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53">//@239.1.1.53</text:a>:829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5">//@239.1.1.55</text:a>:830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55">//@239.1.2.55</text:a>:830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55">//@239.1.1.55</text:a>:830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7">//@239.1.1.57</text:a>:831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57">//@239.1.2.57</text:a>:831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57">//@239.1.1.57</text:a>:831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59">//@239.1.1.59</text:a>:832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59">//@239.1.2.59</text:a>:832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59">//@239.1.1.59</text:a>:832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61">//@239.1.1.61</text:a>:8340</text:p>
          </table:table-cell>
          <table:table-cell table:style-name="ce7" office:value-type="string">
            <text:p>tvN movies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61">//@239.1.2.61</text:a>:834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61">//@239.1.1.61</text:a>:8340</text:p>
          </table:table-cell>
          <table:table-cell table:style-name="ce7" office:value-type="string">
            <text:p>tvN movies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63">//@239.1.1.63</text:a>:835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63">//@239.1.2.63</text:a>:835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63">//@239.1.1.63</text:a>:835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65">//@239.1.1.65</text:a>:836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65">//@239.1.2.65</text:a>:836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65">//@239.1.1.65</text:a>:836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67">//@239.1.1.67</text:a>:837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67">//@239.1.2.67</text:a>:837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67">//@239.1.1.67</text:a>:837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table:style-name="ce4" office:value-type="string">
            <text:p>rtp:<text:a xlink:href="mailto://@239">//@239</text:a>.1.1.69:8388</text:p>
          </table:table-cell>
          <table:table-cell office:value-type="string">
            <text:p>R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69">//@239.1.2.69</text:a>:8388</text:p>
          </table:table-cell>
          <table:table-cell/>
          <table:table-cell office:value-type="string">
            <text:p>Nothing</text:p>
          </table:table-cell>
          <table:table-cell/>
          <table:table-cell table:style-name="ce4" office:value-type="string">
            <text:p>rtp:<text:a xlink:href="mailto://@239">//@239</text:a>.1.1.69:8388</text:p>
          </table:table-cell>
          <table:table-cell table:style-name="ce1" office:value-type="string">
            <text:p>RTV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71">//@239.1.1.71</text:a>:840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71">//@239.1.2.71</text:a>:840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71">//@239.1.1.71</text:a>:840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73">//@239.1.1.73</text:a>:841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73">//@239.1.2.73</text:a>:841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73">//@239.1.1.73</text:a>:841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75">//@239.1.1.75</text:a>:842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75">//@239.1.2.75</text:a>:842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75">//@239.1.1.75</text:a>:842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77">//@239.1.1.77</text:a>:843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77">//@239.1.2.77</text:a>:843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77">//@239.1.1.77</text:a>:843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//@239.1.1.79:844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79">//@239.1.2.79</text:a>:844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//@239.1.1.79:844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81">//@239.1.1.81</text:a>:846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81">//@239.1.2.81</text:a>:846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81">//@239.1.1.81</text:a>:846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83">//@239.1.1.83</text:a>:847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83">//@239.1.2.83</text:a>:847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83">//@239.1.1.83</text:a>:847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85">//@239.1.1.85</text:a>:848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85">//@239.1.2.85</text:a>:848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85">//@239.1.1.85</text:a>:848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87">//@239.1.1.87</text:a>:849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87">//@239.1.2.87</text:a>:849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87">//@239.1.1.87</text:a>:849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89">//@239.1.1.89</text:a>:850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89">//@239.1.2.89</text:a>:850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89">//@239.1.1.89</text:a>:850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91">//@239.1.1.91</text:a>:852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91">//@239.1.2.91</text:a>:852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91">//@239.1.1.91</text:a>:852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93">//@239.1.1.93</text:a>:853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93">//@239.1.2.93</text:a>:853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93">//@239.1.1.93</text:a>:853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95">//@239.1.1.95</text:a>:854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95">//@239.1.2.95</text:a>:854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95">//@239.1.1.95</text:a>:854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97">//@239.1.1.97</text:a>:855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97">//@239.1.2.97</text:a>:855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97">//@239.1.1.97</text:a>:855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99">//@239.1.1.99</text:a>:856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99">//@239.1.2.99</text:a>:856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99">//@239.1.1.99</text:a>:856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01">//@239.1.1.101</text:a>:858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01">//@239.1.2.101</text:a>:858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01">//@239.1.1.101</text:a>:85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03">//@239.1.1.103</text:a>:859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03">//@239.1.2.103</text:a>:859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03">//@239.1.1.103</text:a>:859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05">//@239.1.1.105</text:a>:860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05">//@239.1.2.105</text:a>:860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05">//@239.1.1.105</text:a>:860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07">//@239.1.1.107</text:a>:8616</text:p>
          </table:table-cell>
          <table:table-cell office:value-type="string">
            <text:p>Jak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7">//@239.1.2.107</text:a>:861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07">//@239.1.1.107</text:a>:8616</text:p>
          </table:table-cell>
          <table:table-cell table:style-name="ce1" office:value-type="string">
            <text:p>Jak TV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09">//@239.1.1.109</text:a>:862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09">//@239.1.2.109</text:a>:862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09">//@239.1.1.109</text:a>:862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11">//@239.1.1.111</text:a>:8640</text:p>
          </table:table-cell>
          <table:table-cell office:value-type="string">
            <text:p>Ruang Trampi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1">//@239.1.2.111</text:a>:864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11">//@239.1.1.111</text:a>:8640</text:p>
          </table:table-cell>
          <table:table-cell table:style-name="ce1" office:value-type="string">
            <text:p>Ruang Trampil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13">//@239.1.1.113</text:a>:8652</text:p>
          </table:table-cell>
          <table:table-cell office:value-type="string">
            <text:p>Insert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3">//@239.1.2.113</text:a>:865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13">//@239.1.1.113</text:a>:8652</text:p>
          </table:table-cell>
          <table:table-cell table:style-name="ce1" office:value-type="string">
            <text:p>Insert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15">//@239.1.1.115</text:a>:8664</text:p>
          </table:table-cell>
          <table:table-cell office:value-type="string">
            <text:p>CCTV 4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5">//@239.1.2.115</text:a>:866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15">//@239.1.1.115</text:a>:8664</text:p>
          </table:table-cell>
          <table:table-cell table:style-name="ce1" office:value-type="string">
            <text:p>CCTV 4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17">//@239.1.1.117</text:a>:8676</text:p>
          </table:table-cell>
          <table:table-cell office:value-type="string">
            <text:p>Aniplus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7">//@239.1.2.117</text:a>:867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17">//@239.1.1.117</text:a>:8676</text:p>
          </table:table-cell>
          <table:table-cell table:style-name="ce1" office:value-type="string">
            <text:p>Aniplus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19">//@239.1.1.119</text:a>:8688</text:p>
          </table:table-cell>
          <table:table-cell office:value-type="string">
            <text:p>NET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9">//@239.1.2.119</text:a>:868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19">//@239.1.1.119</text:a>:8688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21">//@239.1.1.121</text:a>:870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21">//@239.1.2.121</text:a>:870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21">//@239.1.1.121</text:a>:870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23">//@239.1.1.123</text:a>:871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23">//@239.1.2.123</text:a>:871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23">//@239.1.1.123</text:a>:871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25">//@239.1.1.125</text:a>:872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25">//@239.1.2.125</text:a>:872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25">//@239.1.1.125</text:a>:872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27">//@239.1.1.127</text:a>:873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27">//@239.1.2.127</text:a>:873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27">//@239.1.1.127</text:a>:873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29">//@239.1.1.129</text:a>:874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//@239.1.2.129:874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29">//@239.1.1.129</text:a>:874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31">//@239.1.1.131</text:a>:876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//@239.1.2.131:876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31">//@239.1.1.131</text:a>:876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33">//@239.1.1.133</text:a>:877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//@239.1.2.133:877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33">//@239.1.1.133</text:a>:877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35">//@239.1.1.135</text:a>:878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5">//@239.1.2.135</text:a>:878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35">//@239.1.1.135</text:a>:878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37">//@239.1.1.137</text:a>:879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7">//@239.1.2.137</text:a>:879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37">//@239.1.1.137</text:a>:879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39">//@239.1.1.139</text:a>:880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9">//@239.1.2.139</text:a>:880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39">//@239.1.1.139</text:a>:880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41">//@239.1.1.141</text:a>:882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41">//@239.1.2.141</text:a>:882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41">//@239.1.1.141</text:a>:882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43">//@239.1.1.143</text:a>:8832</text:p>
          </table:table-cell>
          <table:table-cell office:value-type="string">
            <text:p>Citra Dangdut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43">//@239.1.2.143</text:a>:883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43">//@239.1.1.143</text:a>:8832</text:p>
          </table:table-cell>
          <table:table-cell table:style-name="ce1" office:value-type="string">
            <text:p>Citra Dangdut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45">//@239.1.1.145</text:a>:884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45">//@239.1.2.145</text:a>:884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45">//@239.1.1.145</text:a>:884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47">//@239.1.1.147</text:a>:885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47">//@239.1.2.147</text:a>:885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47">//@239.1.1.147</text:a>:885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49">//@239.1.1.149</text:a>:8868</text:p>
          </table:table-cell>
          <table:table-cell office:value-type="string">
            <text:p>Dunia Lain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49">//@239.1.2.149</text:a>:886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49">//@239.1.1.149</text:a>:8868</text:p>
          </table:table-cell>
          <table:table-cell table:style-name="ce1" office:value-type="string">
            <text:p>Dunia Lain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51">//@239.1.1.151</text:a>:888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51">//@239.1.2.151</text:a>:888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51">//@239.1.1.151</text:a>:88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53">//@239.1.1.153</text:a>:889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53">//@239.1.2.153</text:a>:889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53">//@239.1.1.153</text:a>:889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55">//@239.1.1.155</text:a>:890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55">//@239.1.2.155</text:a>:890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55">//@239.1.1.155</text:a>:890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57">//@239.1.1.157</text:a>:891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57">//@239.1.2.157</text:a>:891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57">//@239.1.1.157</text:a>:891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59">//@239.1.1.159</text:a>:892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59">//@239.1.2.159</text:a>:892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59">//@239.1.1.159</text:a>:892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61">//@239.1.1.161</text:a>:894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61">//@239.1.2.161</text:a>:894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61">//@239.1.1.161</text:a>:894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63">//@239.1.1.163</text:a>:895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63">//@239.1.2.163</text:a>:895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63">//@239.1.1.163</text:a>:895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65">//@239.1.1.165</text:a>:896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65">//@239.1.2.165</text:a>:896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65">//@239.1.1.165</text:a>:896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67">//@239.1.1.167</text:a>:8976</text:p>
          </table:table-cell>
          <table:table-cell office:value-type="string">
            <text:p>KBS Worl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167">//@239.1.2.167</text:a>:897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67">//@239.1.1.167</text:a>:8976</text:p>
          </table:table-cell>
          <table:table-cell table:style-name="ce1" office:value-type="string">
            <text:p>KBS World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69">//@239.1.1.169</text:a>:898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69">//@239.1.2.169</text:a>:898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69">//@239.1.1.169</text:a>:898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1">//@239.1.1.171</text:a>:900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1">//@239.1.2.171</text:a>:900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71">//@239.1.1.171</text:a>:900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3">//@239.1.1.173</text:a>:901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3">//@239.1.2.173</text:a>:901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73">//@239.1.1.173</text:a>:901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5">//@239.1.1.175</text:a>:902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5">//@239.1.2.175</text:a>:902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75">//@239.1.1.175</text:a>:902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7">//@239.1.1.177</text:a>:903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7">//@239.1.2.177</text:a>:903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77">//@239.1.1.177</text:a>:903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79">//@239.1.1.179</text:a>:9048</text:p>
          </table:table-cell>
          <table:table-cell office:value-type="string">
            <text:p>DAAI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79">//@239.1.2.179</text:a>:904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79">//@239.1.1.179</text:a>:9048</text:p>
          </table:table-cell>
          <table:table-cell table:style-name="ce1" office:value-type="string">
            <text:p>DAAI TV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81">//@239.1.1.181</text:a>:906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81">//@239.1.2.181</text:a>:906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81">//@239.1.1.181</text:a>:906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83">//@239.1.1.183</text:a>:9072</text:p>
          </table:table-cell>
          <table:table-cell office:value-type="string">
            <text:p>Berita Satu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83">//@239.1.2.183</text:a>:907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83">//@239.1.1.183</text:a>:9072</text:p>
          </table:table-cell>
          <table:table-cell table:style-name="ce1" office:value-type="string">
            <text:p>Berita Satu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85">//@239.1.1.185</text:a>:9084</text:p>
          </table:table-cell>
          <table:table-cell office:value-type="string">
            <text:p>Al Quran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85">//@239.1.2.185</text:a>:908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85">//@239.1.1.185</text:a>:9084</text:p>
          </table:table-cell>
          <table:table-cell table:style-name="ce1" office:value-type="string">
            <text:p>Al Quran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87">//@239.1.1.187</text:a>:909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87">//@239.1.2.187</text:a>:909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87">//@239.1.1.187</text:a>:909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89">//@239.1.1.189</text:a>:910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89">//@239.1.2.189</text:a>:910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89">//@239.1.1.189</text:a>:910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1">//@239.1.1.191</text:a>:9120</text:p>
          </table:table-cell>
          <table:table-cell office:value-type="string">
            <text:p>France 24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1">//@239.1.2.191</text:a>:912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91">//@239.1.1.191</text:a>:9120</text:p>
          </table:table-cell>
          <table:table-cell table:style-name="ce1" office:value-type="string">
            <text:p>France 24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3">//@239.1.1.193</text:a>:9132</text:p>
          </table:table-cell>
          <table:table-cell office:value-type="string">
            <text:p>Euronews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3">//@239.1.2.193</text:a>:913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93">//@239.1.1.193</text:a>:9132</text:p>
          </table:table-cell>
          <table:table-cell table:style-name="ce1" office:value-type="string">
            <text:p>Euronews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5">//@239.1.1.195</text:a>:9144</text:p>
          </table:table-cell>
          <table:table-cell office:value-type="string">
            <text:p>Aljazeera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5">//@239.1.2.195</text:a>:914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95">//@239.1.1.195</text:a>:9144</text:p>
          </table:table-cell>
          <table:table-cell table:style-name="ce1" office:value-type="string">
            <text:p>Aljazeera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7">//@239.1.1.197</text:a>:9156</text:p>
          </table:table-cell>
          <table:table-cell office:value-type="string">
            <text:p>Kompas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7">//@239.1.2.197</text:a>:915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97">//@239.1.1.197</text:a>:9156</text:p>
          </table:table-cell>
          <table:table-cell table:style-name="ce1" office:value-type="string">
            <text:p>Kompas TV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199">//@239.1.1.199</text:a>:916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99">//@239.1.2.199</text:a>:916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199">//@239.1.1.199</text:a>:916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01">//@239.1.1.201</text:a>:918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01">//@239.1.2.201</text:a>:918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01">//@239.1.1.201</text:a>:91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03">//@239.1.1.203</text:a>:919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03">//@239.1.2.203</text:a>:919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03">//@239.1.1.203</text:a>:919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05">//@239.1.1.205</text:a>:920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05">//@239.1.2.205</text:a>:920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05">//@239.1.1.205</text:a>:920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07">//@239.1.1.207</text:a>:921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07">//@239.1.2.207</text:a>:921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07">//@239.1.1.207</text:a>:921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09">//@239.1.1.209</text:a>:9228</text:p>
          </table:table-cell>
          <table:table-cell office:value-type="string">
            <text:p>Foxlife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09">//@239.1.2.209</text:a>:922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09">//@239.1.1.209</text:a>:9228</text:p>
          </table:table-cell>
          <table:table-cell table:style-name="ce1" office:value-type="string">
            <text:p>Foxlife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1">//@239.1.1.211</text:a>:924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11">//@239.1.2.211</text:a>:924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11">//@239.1.1.211</text:a>:924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3">//@239.1.1.213</text:a>:925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13">//@239.1.2.213</text:a>:925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13">//@239.1.1.213</text:a>:925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5">//@239.1.1.215</text:a>:926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15">//@239.1.2.215</text:a>:926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15">//@239.1.1.215</text:a>:926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7">//@239.1.1.217</text:a>:927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17">//@239.1.2.217</text:a>:927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17">//@239.1.1.217</text:a>:927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19">//@239.1.1.219</text:a>:9288</text:p>
          </table:table-cell>
          <table:table-cell office:value-type="string">
            <text:p>DMI Channe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19">//@239.1.2.219</text:a>:928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19">//@239.1.1.219</text:a>:9288</text:p>
          </table:table-cell>
          <table:table-cell table:style-name="ce1" office:value-type="string">
            <text:p>DMI Channel</text:p>
          </table:table-cell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21">//@239.1.1.221</text:a>:930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21">//@239.1.2.221</text:a>:930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21">//@239.1.1.221</text:a>:930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23">//@239.1.1.223</text:a>:931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23">//@239.1.2.223</text:a>:931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23">//@239.1.1.223</text:a>:931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25">//@239.1.1.225</text:a>:932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25">//@239.1.2.225</text:a>:932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25">//@239.1.1.225</text:a>:932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27">//@239.1.1.227</text:a>:933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27">//@239.1.2.227</text:a>:933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27">//@239.1.1.227</text:a>:933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3">
          <table:table-cell/>
          <table:table-cell office:value-type="string">
            <text:p>rtp:<text:a xlink:href="mailto://@239.1.1.229">//@239.1.1.229</text:a>:934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29">//@239.1.2.229</text:a>:9348</text:p>
            <text:p/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29">//@239.1.1.229</text:a>:934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1">//@239.1.1.231</text:a>:936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1">//@239.1.2.231</text:a>:936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31">//@239.1.1.231</text:a>:936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3">//@239.1.1.233</text:a>:937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3">//@239.1.2.233</text:a>:937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33">//@239.1.1.233</text:a>:937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5">//@239.1.1.235</text:a>:938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5">//@239.1.2.235</text:a>:938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35">//@239.1.1.235</text:a>:938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7">//@239.1.1.237</text:a>:939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37">//@239.1.2.237</text:a>:9396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37">//@239.1.1.237</text:a>:939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39">//@239.1.1.239</text:a>:940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9">//@239.1.2.239</text:a>:940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39">//@239.1.1.239</text:a>:940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41">//@239.1.1.241</text:a>:942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1">//@239.1.2.241</text:a>:942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41">//@239.1.1.241</text:a>:942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43">//@239.1.1.243</text:a>:9432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43">//@239.1.2.243</text:a>:9432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43">//@239.1.1.243</text:a>:943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45">//@239.1.1.245</text:a>:944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5">//@239.1.2.245</text:a>:9444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45">//@239.1.1.245</text:a>:944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3">
          <table:table-cell/>
          <table:table-cell office:value-type="string">
            <text:p>rtp:<text:a xlink:href="mailto://@239.1.1.247">//@239.1.1.247</text:a>:945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7">//@239.1.2.247</text:a>:9456</text:p>
            <text:p/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47">//@239.1.1.247</text:a>:9456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49">//@239.1.1.249</text:a>:946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//@239.1.2.249:9468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49">//@239.1.1.249</text:a>:9468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2">
          <table:table-cell/>
          <table:table-cell office:value-type="string">
            <text:p>rtp:<text:a xlink:href="mailto://@239.1.1.251">//@239.1.1.251</text:a>:948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1">//@239.1.2.251</text:a>:9480</text:p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51">//@239.1.1.251</text:a>:9480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3">
          <table:table-cell/>
          <table:table-cell office:value-type="string">
            <text:p>rtp:<text:a xlink:href="mailto://@239.1.1.253">//@239.1.1.253</text:a>:949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3">//@239.1.2.253</text:a>:9492</text:p>
            <text:p/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53">//@239.1.1.253</text:a>:9492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3">
          <table:table-cell/>
          <table:table-cell office:value-type="string">
            <text:p>rtp:<text:a xlink:href="mailto://@239.1.1.255">//@239.1.1.255</text:a>:950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5">//@239.1.2.255</text:a>:9504</text:p>
            <text:p/>
          </table:table-cell>
          <table:table-cell/>
          <table:table-cell office:value-type="string">
            <text:p>Nothing</text:p>
          </table:table-cell>
          <table:table-cell/>
          <table:table-cell table:style-name="ce1" office:value-type="string">
            <text:p>rtp:<text:a xlink:href="mailto://@239.1.1.255">//@239.1.1.255</text:a>:9504</text:p>
          </table:table-cell>
          <table:table-cell table:style-name="ce1"/>
          <table:table-cell table:style-name="ce1" office:value-type="string">
            <text:p>Nothing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URL</text:p>
          </table:table-cell>
          <table:table-cell office:value-type="string">
            <text:p>Nama TV</text:p>
          </table:table-cell>
          <table:table-cell office:value-type="string">
            <text:p>Status</text:p>
          </table:table-cell>
          <table:table-cell/>
          <table:table-cell office:value-type="string">
            <text:p>URL</text:p>
          </table:table-cell>
          <table:table-cell office:value-type="string">
            <text:p>Nama TV</text:p>
          </table:table-cell>
          <table:table-cell office:value-type="string">
            <text:p>Statu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">//@239.1.1.2</text:a>:7986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1.2">//@239.1.1.2</text:a></text:span><text:span text:style-name="T1">:7986</text:span>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">//@239.1.1.4</text:a>:7998</text:p>
          </table:table-cell>
          <table:table-cell office:value-type="string">
            <text:p>Lejel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4">//@239.1.2.4</text:a>:7998</text:p>
          </table:table-cell>
          <table:table-cell office:value-type="string">
            <text:p>CGTV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">//@239.1.1.6</text:a>:8010</text:p>
          </table:table-cell>
          <table:table-cell office:value-type="string">
            <text:p>J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6">//@239.1.2.6</text:a>:801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8">//@239.1.1.8</text:a></text:span><text:span text:style-name="T1">:8022</text:span></text:p>
          </table:table-cell>
          <table:table-cell office:value-type="string">
            <text:p>Dunia Anak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8">//@239.1.2.8</text:a>:8022</text:p>
          </table:table-cell>
          <table:table-cell office:value-type="string">
            <text:p>Aljazeera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10">//@239.1.1.10</text:a></text:span><text:span text:style-name="T1">:8034</text:span></text:p>
          </table:table-cell>
          <table:table-cell table:style-name="ce8" office:value-type="string">
            <text:p>Australian Plus H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">//@239.1.2.10</text:a>:803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">//@239.1.1.12</text:a>:804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2">//@239.1.2.12</text:a>:8046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">//@239.1.1.14</text:a>:805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4">//@239.1.2.14</text:a>:8058</text:p>
          </table:table-cell>
          <table:table-cell office:value-type="string">
            <text:p>Langit Musik</text:p>
          </table:table-cell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rtp:<text:a xlink:href="mailto://@239.1.1.16">//@239.1.1.16</text:a>:8070</text:p>
          </table:table-cell>
          <table:table-cell office:value-type="string">
            <text:p>AN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6">//@239.1.2.16</text:a>:8070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">//@239.1.1.18</text:a>:8082</text:p>
          </table:table-cell>
          <table:table-cell office:value-type="string">
            <text:p>INDOSIAR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8">//@239.1.2.18</text:a>:8082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">//@239.1.1.20</text:a>:8094</text:p>
          </table:table-cell>
          <table:table-cell office:value-type="string">
            <text:p>METRO 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0">//@239.1.2.20</text:a>:8094</text:p>
          </table:table-cell>
          <table:table-cell office:value-type="string">
            <text:p>IMC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2">//@239.1.1.22</text:a>:8106</text:p>
          </table:table-cell>
          <table:table-cell office:value-type="string">
            <text:p>SC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2">//@239.1.2.22</text:a>:8106</text:p>
          </table:table-cell>
          <table:table-cell office:value-type="string">
            <text:p>France 24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24">//@239.1.1.24</text:a></text:span><text:span text:style-name="T1">:8118</text:span></text:p>
          </table:table-cell>
          <table:table-cell/>
          <table:table-cell office:value-type="string">
            <text:p>Nothing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24">//@239.1.2.24</text:a></text:span><text:span text:style-name="T1">:8118</text:span></text:p>
          </table:table-cell>
          <table:table-cell office:value-type="string">
            <text:p>Usee Photo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6">//@239.1.1.26</text:a>:813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">//@239.1.2.25</text:a>:812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8">//@239.1.1.28</text:a>:8142</text:p>
          </table:table-cell>
          <table:table-cell office:value-type="string">
            <text:p>TRANS 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6">//@239.1.2.26</text:a>:8130</text:p>
          </table:table-cell>
          <table:table-cell office:value-type="string">
            <text:p>ONE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30">//@239.1.1.30</text:a>:8154</text:p>
          </table:table-cell>
          <table:table-cell office:value-type="string">
            <text:p>TRANS 7 SD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30">//@239.1.2.30</text:a></text:span><text:span text:style-name="T1">:8154</text:span>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32">//@239.1.1.32</text:a>:8166</text:p>
          </table:table-cell>
          <table:table-cell office:value-type="string">
            <text:p>TV ONE SD</text:p>
          </table:table-cell>
          <table:table-cell office:value-type="string">
            <text:p>OK</text:p>
          </table:table-cell>
          <table:table-cell/>
          <table:table-cell table:style-name="ce11" office:value-type="string">
            <text:p>rtp:<text:a xlink:href="mailto://@239.1.2.32">//@239.1.2.32</text:a>:816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34">//@239.1.1.34</text:a>:8178</text:p>
          </table:table-cell>
          <table:table-cell office:value-type="string">
            <text:p>ABC TV S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34">//@239.1.2.34</text:a>:8178</text:p>
          </table:table-cell>
          <table:table-cell office:value-type="string">
            <text:p>HGTV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36">//@239.1.1.36</text:a>:819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36">//@239.1.2.36</text:a>:819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38">//@239.1.1.38</text:a>:8202</text:p>
          </table:table-cell>
          <table:table-cell office:value-type="string">
            <text:p>Tvri SD</text:p>
          </table:table-cell>
          <table:table-cell office:value-type="string">
            <text:p>OK</text:p>
          </table:table-cell>
          <table:table-cell/>
          <table:table-cell office:value-type="string">
            <text:p><text:s/>rtp:<text:a xlink:href="mailto://@239.1.2.38">//@239.1.2.38</text:a>:820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0">//@239.1.1.40</text:a>:8214</text:p>
          </table:table-cell>
          <table:table-cell office:value-type="string">
            <text:p>Cartoon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40">//@239.1.2.40</text:a>:821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2">//@239.1.1.42</text:a>:8226</text:p>
          </table:table-cell>
          <table:table-cell office:value-type="string">
            <text:p>Nickolodeon S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42">//@239.1.2.42</text:a>:822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4">//@239.1.1.44</text:a>:823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44">//@239.1.2.44</text:a>:823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6">//@239.1.1.46</text:a>:8250</text:p>
          </table:table-cell>
          <table:table-cell office:value-type="string">
            <text:p>Disney SD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46">//@239.1.2.46</text:a></text:span><text:span text:style-name="T1">:8252</text:span>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48">//@239.1.1.48</text:a>:8262</text:p>
          </table:table-cell>
          <table:table-cell office:value-type="string">
            <text:p>Disney Junior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48">//@239.1.2.48</text:a>:826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50">//@239.1.1.50</text:a>:827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50">//@239.1.2.50</text:a>:8274</text:p>
          </table:table-cell>
          <table:table-cell office:value-type="string">
            <text:p>Usee Today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52">//@239.1.1.52</text:a>:828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52">//@239.1.2.52</text:a>:8286</text:p>
          </table:table-cell>
          <table:table-cell office:value-type="string">
            <text:p>MUI TV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54">//@239.1.1.54</text:a>:8298</text:p>
          </table:table-cell>
          <table:table-cell office:value-type="string">
            <text:p>Fox Sport 3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54">//@239.1.2.54</text:a>:8298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56">//@239.1.1.56</text:a>:831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56">//@239.1.2.56</text:a>:831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58">//@239.1.1.58</text:a>:8322</text:p>
          </table:table-cell>
          <table:table-cell office:value-type="string">
            <text:p>HG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58">//@239.1.2.58</text:a>:8324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0">//@239.1.1.60</text:a>:8334</text:p>
          </table:table-cell>
          <table:table-cell office:value-type="string">
            <text:p>FOX Crime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60">//@239.1.2.60</text:a>:833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2">//@239.1.1.62</text:a>:8346</text:p>
          </table:table-cell>
          <table:table-cell table:style-name="ce7"/>
          <table:table-cell office:value-type="string">
            <text:p>Nothing</text:p>
          </table:table-cell>
          <table:table-cell/>
          <table:table-cell office:value-type="string">
            <text:p>rtp:<text:a xlink:href="mailto://@239.1.2.62">//@239.1.2.62</text:a>:834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4">//@239.1.1.64</text:a>:835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64">//@239.1.2.64</text:a>:835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6">//@239.1.1.66</text:a>:8370</text:p>
          </table:table-cell>
          <table:table-cell office:value-type="string">
            <text:p>Kosong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66">//@239.1.2.66</text:a>:837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68">//@239.1.1.68</text:a>:8382</text:p>
          </table:table-cell>
          <table:table-cell/>
          <table:table-cell office:value-type="string">
            <text:p>N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68">//@239.1.2.68</text:a></text:span><text:span text:style-name="T1">:8384</text:span></text:p>
          </table:table-cell>
          <table:table-cell office:value-type="string">
            <text:p>SEA Today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rtp:<text:a xlink:href="mailto://@239.1.1.70">//@239.1.1.70</text:a>:8394</text:p>
          </table:table-cell>
          <table:table-cell office:value-type="string">
            <text:p>R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0">//@239.1.2.70</text:a>:8396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72">//@239.1.1.72</text:a>:8406</text:p>
          </table:table-cell>
          <table:table-cell office:value-type="string">
            <text:p>Bali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2">//@239.1.2.72</text:a>:8408</text:p>
          </table:table-cell>
          <table:table-cell office:value-type="string">
            <text:p>TVN Movies H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74">//@239.1.1.74</text:a>:8418</text:p>
          </table:table-cell>
          <table:table-cell office:value-type="string">
            <text:p>Boomrang Kids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4">//@239.1.2.74</text:a>:8420</text:p>
          </table:table-cell>
          <table:table-cell/>
          <table:table-cell office:value-type="string">
            <text:p>NO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76">//@239.1.1.76</text:a>:8430</text:p>
          </table:table-cell>
          <table:table-cell office:value-type="string">
            <text:p>Chinese 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6">//@239.1.2.76</text:a>:843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78">//@239.1.1.78</text:a>:8442</text:p>
          </table:table-cell>
          <table:table-cell office:value-type="string">
            <text:p>Hope Channe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78">//@239.1.2.78</text:a>:844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80">//@239.1.1.80</text:a>:8454</text:p>
          </table:table-cell>
          <table:table-cell office:value-type="string">
            <text:p>Fashion 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80">//@239.1.2.80</text:a>:845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82">//@239.1.1.82</text:a>:8466</text:p>
          </table:table-cell>
          <table:table-cell office:value-type="string">
            <text:p>KIX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82">//@239.1.2.82</text:a>:846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84">//@239.1.1.84</text:a>:8478</text:p>
          </table:table-cell>
          <table:table-cell office:value-type="string">
            <text:p>HBO Series SD</text:p>
          </table:table-cell>
          <table:table-cell office:value-type="string">
            <text:p>OK</text:p>
          </table:table-cell>
          <table:table-cell/>
          <table:table-cell table:style-name="ce2" office:value-type="string">
            <text:p><text:span text:style-name="T1">rtp:</text:span><text:span text:style-name="T1"><text:a xlink:href="mailto://@239.1.2.84">//@239.1.2.84</text:a></text:span><text:span text:style-name="T1">:8480</text:span>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86">//@239.1.1.86</text:a></text:span><text:span text:style-name="T1">:8492</text:span>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86">//@239.1.2.86</text:a>:849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88">//@239.1.1.88</text:a>:8502</text:p>
          </table:table-cell>
          <table:table-cell office:value-type="string">
            <text:p>RED HBO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88">//@239.1.2.88</text:a>:850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90">//@239.1.1.90</text:a>:8514</text:p>
          </table:table-cell>
          <table:table-cell office:value-type="string">
            <text:p>HBO Family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0">//@239.1.2.90</text:a>:851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92">//@239.1.1.92</text:a>:8526</text:p>
          </table:table-cell>
          <table:table-cell office:value-type="string">
            <text:p>HBO Hits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2">//@239.1.2.92</text:a>:852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94">//@239.1.1.94</text:a>:8538</text:p>
          </table:table-cell>
          <table:table-cell office:value-type="string">
            <text:p>HBO Signature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4">//@239.1.2.94</text:a>:853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95">//@239.1.1.95</text:a>:8544</text:p>
          </table:table-cell>
          <table:table-cell office:value-type="string">
            <text:p>HBO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6">//@239.1.2.96</text:a>:855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98">//@239.1.1.98</text:a>:8562</text:p>
          </table:table-cell>
          <table:table-cell office:value-type="string">
            <text:p>Celestial Movies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98">//@239.1.2.98</text:a>:856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100">//@239.1.1.100</text:a></text:span><text:span text:style-name="T1">:8574</text:span></text:p>
          </table:table-cell>
          <table:table-cell office:value-type="string">
            <text:p>Da Vinci Learning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0">//@239.1.2.100</text:a>:857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02">//@239.1.1.102</text:a>:8586</text:p>
          </table:table-cell>
          <table:table-cell office:value-type="string">
            <text:p>Fox Sport 2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2">//@239.1.2.102</text:a>:858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04">//@239.1.1.104</text:a>:8598</text:p>
          </table:table-cell>
          <table:table-cell office:value-type="string">
            <text:p>Fox Sport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4">//@239.1.2.104</text:a>:859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06">//@239.1.1.106</text:a>:8610</text:p>
          </table:table-cell>
          <table:table-cell office:value-type="string">
            <text:p>CNN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6">//@239.1.2.106</text:a>:861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08">//@239.1.1.108</text:a>:8622</text:p>
          </table:table-cell>
          <table:table-cell office:value-type="string">
            <text:p>M Shop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08">//@239.1.2.108</text:a>:862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10">//@239.1.1.110</text:a>:863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10">//@239.1.2.110</text:a>:863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12">//@239.1.1.112</text:a>:864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12">//@239.1.2.112</text:a>:864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14">//@239.1.1.114</text:a>:865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14">//@239.1.2.114</text:a>:865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16">//@239.1.1.116</text:a>:8670</text:p>
          </table:table-cell>
          <table:table-cell office:value-type="string">
            <text:p>CCTV 4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6">//@239.1.2.116</text:a>:867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18">//@239.1.1.118</text:a>:8682</text:p>
          </table:table-cell>
          <table:table-cell office:value-type="string">
            <text:p>Aniplus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18">//@239.1.2.118</text:a>:868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0">//@239.1.1.120</text:a>:8694</text:p>
          </table:table-cell>
          <table:table-cell office:value-type="string">
            <text:p>NET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20">//@239.1.2.120</text:a>:869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2">//@239.1.1.122</text:a>:8706</text:p>
          </table:table-cell>
          <table:table-cell office:value-type="string">
            <text:p>CGTN TV S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122">//@239.1.2.122</text:a>:870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4">//@239.1.1.124</text:a>:8718</text:p>
          </table:table-cell>
          <table:table-cell office:value-type="string">
            <text:p>Cartoon Network S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124">//@239.1.2.124</text:a>:871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6">//@239.1.1.126</text:a>:8730</text:p>
          </table:table-cell>
          <table:table-cell office:value-type="string">
            <text:p>Ruang Trampil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26">//@239.1.2.126</text:a>:873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28">//@239.1.1.128</text:a>:874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28">//@239.1.2.128</text:a>:874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30">//@239.1.1.130</text:a>:875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30">//@239.1.2.130</text:a>:875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32">//@239.1.1.132</text:a>:876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2">//@239.1.2.132</text:a>:876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34">//@239.1.1.134</text:a>:877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4">//@239.1.2.134</text:a>:878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36">//@239.1.1.136</text:a>:8790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36">//@239.1.2.136</text:a>:879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38">//@239.1.1.138</text:a>:8802</text:p>
          </table:table-cell>
          <table:table-cell office:value-type="string">
            <text:p>AXN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38">//@239.1.2.138</text:a>:880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0">//@239.1.1.140</text:a>:881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40">//@239.1.2.140</text:a>:881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2">//@239.1.1.142</text:a>:882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42">//@239.1.2.142</text:a>:882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4">//@239.1.1.144</text:a>:883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44">//@239.1.2.144</text:a>:883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6">//@239.1.1.146</text:a>:885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46">//@239.1.2.146</text:a>:885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48">//@239.1.1.148</text:a>:8862</text:p>
          </table:table-cell>
          <table:table-cell office:value-type="string">
            <text:p>Arirang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48">//@239.1.2.148</text:a>:886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50">//@239.1.1.150</text:a>:8874</text:p>
          </table:table-cell>
          <table:table-cell office:value-type="string">
            <text:p>TV 9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0">//@239.1.2.150</text:a>:887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52">//@239.1.1.152</text:a>:8886</text:p>
          </table:table-cell>
          <table:table-cell office:value-type="string">
            <text:p>TRANS 7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2">//@239.1.2.152</text:a>:888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54">//@239.1.1.154</text:a>:8898</text:p>
          </table:table-cell>
          <table:table-cell table:style-name="ce9" office:value-type="string">
            <text:p>Zhejiang TV H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4">//@239.1.2.154</text:a>:889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56">//@239.1.1.156</text:a>:8910</text:p>
          </table:table-cell>
          <table:table-cell table:style-name="ce10" office:value-type="string">
            <text:p>Shenzen International 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6">//@239.1.2.156</text:a>:891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58">//@239.1.1.158</text:a>:8922</text:p>
          </table:table-cell>
          <table:table-cell office:value-type="string">
            <text:p>NET H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58">//@239.1.2.158</text:a>:892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160">//@239.1.1.160</text:a></text:span><text:span text:style-name="T1">:8934</text:span></text:p>
          </table:table-cell>
          <table:table-cell office:value-type="string">
            <text:p>Nick Jr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60">//@239.1.2.160</text:a>:893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62">//@239.1.1.162</text:a>:8946</text:p>
          </table:table-cell>
          <table:table-cell office:value-type="string">
            <text:p>My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62">//@239.1.2.162</text:a>:894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64">//@239.1.1.164</text:a>:896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64">//@239.1.2.164</text:a>:895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66">//@239.1.1.166</text:a>:897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66">//@239.1.2.166</text:a>:897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68">//@239.1.1.168</text:a>:8982</text:p>
          </table:table-cell>
          <table:table-cell office:value-type="string">
            <text:p>KBS World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68">//@239.1.2.168</text:a>:898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70">//@239.1.1.170</text:a>:8994</text:p>
          </table:table-cell>
          <table:table-cell office:value-type="string">
            <text:p>TV Mu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70">//@239.1.2.170</text:a>:899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<text:span text:style-name="T1">rtp:</text:span><text:span text:style-name="T1"><text:a xlink:href="mailto://@239.1.1.172">//@239.1.1.172</text:a></text:span><text:span text:style-name="T1">:9006</text:span>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2">//@239.1.2.172</text:a>:900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74">//@239.1.1.174</text:a>:9018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74">//@239.1.2.174</text:a>:901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76">//@239.1.1.176</text:a>:903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76">//@239.1.2.176</text:a>:903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78">//@239.1.1.178</text:a>:9042</text:p>
          </table:table-cell>
          <table:table-cell office:value-type="string">
            <text:p>Fight TV SD</text:p>
          </table:table-cell>
          <table:table-cell office:value-type="string">
            <text:p>NOK</text:p>
          </table:table-cell>
          <table:table-cell/>
          <table:table-cell office:value-type="string">
            <text:p>rtp:<text:a xlink:href="mailto://@239.1.2.178">//@239.1.2.178</text:a>:904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0">//@239.1.1.180</text:a>:9054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80">//@239.1.2.180</text:a>:905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2">//@239.1.1.182</text:a>:9066</text:p>
          </table:table-cell>
          <table:table-cell office:value-type="string">
            <text:p>K Plus SD</text:p>
          </table:table-cell>
          <table:table-cell office:value-type="string">
            <text:p>Nothing</text:p>
          </table:table-cell>
          <table:table-cell/>
          <table:table-cell office:value-type="string">
            <text:p>rtp:<text:a xlink:href="mailto://@239.1.2.182">//@239.1.2.182</text:a>:906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4">//@239.1.1.184</text:a>:907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84">//@239.1.2.184</text:a>:907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6">//@239.1.1.186</text:a>:9090</text:p>
          </table:table-cell>
          <table:table-cell office:value-type="string">
            <text:p>Al Quran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86">//@239.1.2.186</text:a>:909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88">//@239.1.1.188</text:a>:9102</text:p>
          </table:table-cell>
          <table:table-cell office:value-type="string">
            <text:p>DW TV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88">//@239.1.2.188</text:a>:910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90">//@239.1.1.190</text:a>:911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190">//@239.1.2.190</text:a>:911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92">//@239.1.1.192</text:a>:9126</text:p>
          </table:table-cell>
          <table:table-cell table:style-name="ce2" office:value-type="string">
            <text:p>France 24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2">//@239.1.2.192</text:a>:912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94">//@239.1.1.194</text:a>:9138</text:p>
          </table:table-cell>
          <table:table-cell office:value-type="string">
            <text:p>TRANS TV H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194">//@239.1.2.194</text:a>:913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96">//@239.1.1.196</text:a>:915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96">//@239.1.2.196</text:a>:915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198">//@239.1.1.198</text:a>:916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198">//@239.1.2.198</text:a>:916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0">//@239.1.1.200</text:a>:9174</text:p>
          </table:table-cell>
          <table:table-cell office:value-type="string">
            <text:p>Boomrang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00">//@239.1.2.200</text:a>:917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2">//@239.1.1.202</text:a>:918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02">//@239.1.2.202</text:a>:918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4">//@239.1.1.204</text:a>:9198</text:p>
          </table:table-cell>
          <table:table-cell office:value-type="string">
            <text:p>HBO Movies S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04">//@239.1.2.204</text:a>:919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6">//@239.1.1.206</text:a>:921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06">//@239.1.2.206</text:a>:921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08">//@239.1.1.208</text:a>:922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08">//@239.1.2.208</text:a>:922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10">//@239.1.1.210</text:a>:923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10">//@239.1.2.210</text:a>:923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12">//@239.1.1.212</text:a>:924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12">//@239.1.2.212</text:a>:924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14">//@239.1.1.214</text:a>:925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14">//@239.1.2.214</text:a>:925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16">//@239.1.1.216</text:a>:9270</text:p>
          </table:table-cell>
          <table:table-cell office:value-type="string">
            <text:p>Usee Prime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16">//@239.1.2.216</text:a>:927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18">//@239.1.1.218</text:a>:928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18">//@239.1.2.218</text:a>:928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20">//@239.1.1.220</text:a>:929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20">//@239.1.2.220</text:a>:929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tp:<text:a xlink:href="mailto://@239.1.1.222">//@239.1.1.222</text:a>:9306</text:p>
          </table:table-cell>
          <table:table-cell office:value-type="string">
            <text:p>TRANS 7 H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22">//@239.1.2.222</text:a>:930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24">//@239.1.1.224</text:a>:9320</text:p>
          </table:table-cell>
          <table:table-cell office:value-type="string">
            <text:p>Rodja TV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24">//@239.1.2.224</text:a>:931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<text:span text:style-name="T2">rtp:</text:span><text:span text:style-name="T2"><text:a xlink:href="mailto://@239.1.1.226">//@239.1.1.226</text:a></text:span><text:span text:style-name="T2">:9332</text:span></text:p>
          </table:table-cell>
          <table:table-cell office:value-type="string">
            <text:p>Bioskop Indonesia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26">//@239.1.2.226</text:a>:933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28">//@239.1.1.228</text:a>:934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28">//@239.1.2.228</text:a>:934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30">//@239.1.1.230</text:a>:935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0">//@239.1.2.230</text:a>:935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32">//@239.1.1.232</text:a>:9366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2">//@239.1.2.232</text:a>:936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34">//@239.1.1.234</text:a>:937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4">//@239.1.2.234</text:a>:937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36">//@239.1.1.236</text:a>:9390</text:p>
          </table:table-cell>
          <table:table-cell office:value-type="string">
            <text:p>NHK World</text:p>
          </table:table-cell>
          <table:table-cell office:value-type="string">
            <text:p>OK</text:p>
          </table:table-cell>
          <table:table-cell/>
          <table:table-cell office:value-type="string">
            <text:p>rtp:<text:a xlink:href="mailto://@239.1.2.236">//@239.1.2.236</text:a>:939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38">//@239.1.1.238</text:a>:940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38">//@239.1.2.238</text:a>:940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40">//@239.1.1.240</text:a>:941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0">//@239.1.2.240</text:a>:941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42">//@239.1.1.242</text:a>:9426</text:p>
          </table:table-cell>
          <table:table-cell/>
          <table:table-cell office:value-type="string">
            <text:p>NOK</text:p>
          </table:table-cell>
          <table:table-cell/>
          <table:table-cell office:value-type="string">
            <text:p>rtp:<text:a xlink:href="mailto://@239.1.2.242">//@239.1.2.242</text:a>:942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44">//@239.1.1.244</text:a>:943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4">//@239.1.2.244</text:a>:943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46">//@239.1.1.246</text:a>:9450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6">//@239.1.2.246</text:a>:9450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48">//@239.1.1.248</text:a>:9462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48">//@239.1.2.248</text:a>:9462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50">//@239.1.1.250</text:a>:9474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0">//@239.1.2.250</text:a>:9474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52">//@239.1.1.252</text:a>:9486</text:p>
          </table:table-cell>
          <table:table-cell office:value-type="string">
            <text:p>Usee Prime HD</text:p>
          </table:table-cell>
          <table:table-cell office:value-type="string">
            <text:p>Nothing</text:p>
          </table:table-cell>
          <table:table-cell/>
          <table:table-cell office:value-type="string">
            <text:p>rtp:<text:a xlink:href="mailto://@239.1.2.252">//@239.1.2.252</text:a>:9486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tp:<text:a xlink:href="mailto://@239.1.1.254">//@239.1.1.254</text:a>:9498</text:p>
          </table:table-cell>
          <table:table-cell/>
          <table:table-cell office:value-type="string">
            <text:p>Nothing</text:p>
          </table:table-cell>
          <table:table-cell/>
          <table:table-cell office:value-type="string">
            <text:p>rtp:<text:a xlink:href="mailto://@239.1.2.254">//@239.1.2.254</text:a>:9498</text:p>
          </table:table-cell>
          <table:table-cell/>
          <table:table-cell office:value-type="string">
            <text:p>Nothing</text:p>
          </table:table-cell>
          <table:table-cell table:number-columns-repeated="4"/>
        </table:table-row>
        <table:table-row table:style-name="ro2" table:number-rows-repeated="104831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osisExtraLight-Regular" svg:font-family="DosisExtraLight-Regular"/>
    <style:font-face style:name="Menlo-Regular" svg:font-family="Menlo-Regular"/>
    <style:font-face style:name="Arial-BoldMT" svg:font-family="Arial-BoldMT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d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06/11/2020</text:date>, <text:time>17:3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jar Muhammad</meta:initial-creator>
    <meta:creation-date>2020-11-05T15:24:38</meta:creation-date>
    <dc:date>2020-11-06T17:31:03</dc:date>
    <dc:creator>Fajar Muhammad</dc:creator>
    <meta:editing-duration>PT7H46M1S</meta:editing-duration>
    <meta:editing-cycles>410</meta:editing-cycles>
    <meta:generator>OpenOffice/4.1.7$Unix OpenOffice.org_project/417m1$Build-9800</meta:generator>
    <meta:document-statistic meta:table-count="3" meta:cell-count="1431" meta:object-count="0"/>
    <meta:user-defined meta:name=""/>
  </office:meta>
</office:document-meta>
</file>